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Helvetica" svg:font-family="Helvetica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Helvetica" fo:font-size="12pt" fo:font-weight="normal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Helvetica" fo:font-size="12pt" fo:font-weight="normal" officeooo:paragraph-rsid="0006ce60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Helvetica" fo:font-size="12pt" fo:font-weight="normal" officeooo:rsid="00054cf4" officeooo:paragraph-rsid="00054cf4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05bcb7"/>
    </style:style>
    <style:style style:name="P6" style:family="paragraph" style:parent-style-name="Standard">
      <style:paragraph-properties fo:line-height="100%" fo:text-align="start" style:justify-single-word="false"/>
      <style:text-properties officeooo:rsid="0005bcb7" officeooo:paragraph-rsid="0005bcb7"/>
    </style:style>
    <style:style style:name="P7" style:family="paragraph" style:parent-style-name="Standard">
      <style:paragraph-properties fo:line-height="100%" fo:text-align="start" style:justify-single-word="false"/>
      <style:text-properties officeooo:rsid="0005bcb7" officeooo:paragraph-rsid="00097c76"/>
    </style:style>
    <style:style style:name="P8" style:family="paragraph" style:parent-style-name="Standard">
      <style:paragraph-properties fo:line-height="100%" fo:text-align="start" style:justify-single-word="false"/>
      <style:text-properties officeooo:rsid="0006ce60" officeooo:paragraph-rsid="0006ce60"/>
    </style:style>
    <style:style style:name="P9" style:family="paragraph" style:parent-style-name="Standard">
      <style:paragraph-properties fo:line-height="100%" fo:text-align="start" style:justify-single-word="false"/>
      <style:text-properties officeooo:rsid="0006ce60" officeooo:paragraph-rsid="00097c76"/>
    </style:style>
    <style:style style:name="P10" style:family="paragraph" style:parent-style-name="Standard">
      <style:paragraph-properties fo:line-height="100%" fo:text-align="start" style:justify-single-word="false"/>
      <style:text-properties fo:font-weight="bold" officeooo:rsid="0006ce60" officeooo:paragraph-rsid="00097c76" style:font-weight-asian="bold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weight="bold" officeooo:rsid="00097c76" officeooo:paragraph-rsid="00097c76" style:font-weight-asian="bold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officeooo:rsid="00097c76" officeooo:paragraph-rsid="00097c76"/>
    </style:style>
    <style:style style:name="P13" style:family="paragraph" style:parent-style-name="Standard">
      <style:paragraph-properties fo:line-height="100%" fo:text-align="start" style:justify-single-word="false"/>
      <style:text-properties fo:font-weight="normal" officeooo:rsid="0006ce60" officeooo:paragraph-rsid="00097c76" style:font-weight-asian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weight="normal" officeooo:rsid="00097c76" officeooo:paragraph-rsid="00097c76" style:font-weight-asian="normal" style:font-weight-complex="normal"/>
    </style:style>
    <style:style style:name="P15" style:family="paragraph" style:parent-style-name="Standard">
      <style:paragraph-properties fo:line-height="100%" fo:text-align="start" style:justify-single-word="false" fo:break-before="page"/>
      <style:text-properties officeooo:rsid="0006ce60" officeooo:paragraph-rsid="0006ce60"/>
    </style:style>
    <style:style style:name="T1" style:family="text">
      <style:text-properties style:use-window-font-color="true" style:font-name="Helvetica" fo:font-size="12pt" fo:font-weight="normal" fo:background-color="transparent" loext:char-shading-value="0" style:font-name-asian="Helvetica" style:font-name-complex="Helvetica"/>
    </style:style>
    <style:style style:name="T2" style:family="text">
      <style:text-properties style:use-window-font-color="true" style:font-name="Helvetica" fo:font-size="12pt" fo:font-weight="normal" officeooo:rsid="0005bcb7" fo:background-color="transparent" loext:char-shading-value="0" style:font-name-asian="Helvetica" style:font-name-complex="Helvetica"/>
    </style:style>
    <style:style style:name="T3" style:family="text">
      <style:text-properties style:use-window-font-color="true" style:font-name="Helvetica" fo:font-size="12pt" fo:font-weight="normal" officeooo:rsid="00097c76" fo:background-color="transparent" loext:char-shading-value="0" style:font-name-asian="Helvetica" style:font-name-complex="Helvetica"/>
    </style:style>
    <style:style style:name="T4" style:family="text">
      <style:text-properties style:use-window-font-color="true" style:font-name="Helvetica" fo:font-size="12pt" fo:background-color="transparent" loext:char-shading-value="0" style:font-name-asian="Helvetica" style:font-name-complex="Helvetica"/>
    </style:style>
    <style:style style:name="T5" style:family="text">
      <style:text-properties style:use-window-font-color="true" style:font-name="Helvetica" fo:font-size="12pt" officeooo:rsid="00097c76" fo:background-color="transparent" loext:char-shading-value="0" style:font-name-asian="Helvetica" style:font-name-complex="Helvetica"/>
    </style:style>
    <style:style style:name="T6" style:family="text">
      <style:text-properties style:use-window-font-color="true" style:font-name="Helvetica" fo:font-size="12pt" fo:font-weight="bold" officeooo:rsid="00097c76" fo:background-color="transparent" loext:char-shading-value="0" style:font-name-asian="Helvetica" style:font-weight-asian="bold" style:font-name-complex="Helvetica" style:font-weight-complex="bold"/>
    </style:style>
    <style:style style:name="T7" style:family="text">
      <style:text-properties officeooo:rsid="0003ff21"/>
    </style:style>
    <style:style style:name="T8" style:family="text">
      <style:text-properties officeooo:rsid="00054cf4"/>
    </style:style>
    <style:style style:name="T9" style:family="text">
      <style:text-properties officeooo:rsid="0005bcb7"/>
    </style:style>
    <style:style style:name="T10" style:family="text">
      <style:text-properties officeooo:rsid="00097c76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54cf4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ágina web del tipo e-comerce para venta de comidas. </text:p>
      <text:p text:style-name="P1"/>
      <text:p text:style-name="P1"/>
      <text:p text:style-name="P2"><text:span text:style-name="T7">Se necesita </text:span>crear una página web del tipo e- comerce para publicitar y vender menús de comida.</text:p>
      <text:p text:style-name="P2"/>
      <text:p text:style-name="P2">La página debe ser responsive para visualizarla en todas las pantallas. </text:p>
      <text:p text:style-name="P2"/>
      <text:p text:style-name="P2">El usuario al <text:span text:style-name="T8">ingresar </text:span>al sitio puede ver las ofertas destacadas, puede ver los productos y detalles de los mismos ordenados en los distintos menús que se ofrecen. </text:p>
      <text:p text:style-name="P2"/>
      <text:p text:style-name="P2">El producto tiene foto, descripción de los ingredientes que contiene, precio. Los porductos según el tipo de comida que es se agrupan en menús.</text:p>
      <text:p text:style-name="P2"/>
      <text:p text:style-name="P4">Para poder comprar en el sitio el usuario tiene que registrarse si nunca lo ha hecho o iniciar sesión en su cuenta para acceder. </text:p>
      <text:p text:style-name="P2"/>
      <text:p text:style-name="P2">El usuario se registra ingresando su email, password y <text:span text:style-name="T8">confirmación</text:span> de password, <text:span text:style-name="T9">su dirección, Provincia y país donde vive. Esta información luego se guardara en su perfil.</text:span></text:p>
      <text:p text:style-name="P2"/>
      <text:p text:style-name="P2">El usuario se loguea <text:span text:style-name="T9">ingresando su email y password.</text:span></text:p>
      <text:p text:style-name="P2"/>
      <text:p text:style-name="P5"><text:span text:style-name="T1">El cliente </text:span><text:span text:style-name="T2">una vez logueado</text:span><text:span text:style-name="T1"> </text:span><text:span text:style-name="T2">puede </text:span><text:span text:style-name="T1">compra</text:span><text:span text:style-name="T2">r los productos</text:span><text:span text:style-name="T1">, </text:span><text:span text:style-name="T2">puede</text:span><text:span text:style-name="T1"> programa su pedido </text:span><text:span text:style-name="T2">si lo quisiera para otro día, puede sumar varios productos al carrito, una vez realizado el pedido puede ver el estado del mismo.</text:span></text:p>
      <text:p text:style-name="P5"/>
      <text:p text:style-name="P6"><text:span text:style-name="T1">El cliente puede personalizar su perfil, agregar <text:s/>infomración ya sea un avatar, direcciones donde enviar el pedido, tarjetas que utilizara, puede sumar productos favoritos a su perfil.</text:span></text:p>
      <text:p text:style-name="P6"/>
      <text:p text:style-name="P8"><text:span text:style-name="T1">Otras cosas que puede realizar en la página es acceder a las redes sociales del restaurante, puede hacer preguntas, puede ver la valoración de los platos que otros clientes compraron. </text:span></text:p>
      <text:p text:style-name="P5"><text:span text:style-name="T1"><text:s/></text:span></text:p>
      <text:p text:style-name="P5"/>
      <text:p text:style-name="P5"/>
      <text:p text:style-name="P8"/>
      <text:p text:style-name="P15">Sustantivo = clase</text:p>
      <text:p text:style-name="P8">Adjetivo = atributo </text:p>
      <text:p text:style-name="P8">Verbo = metodo </text:p>
      <text:p text:style-name="P5"/>
      <text:p text:style-name="P5"/>
      <text:p text:style-name="P11">Página Web </text:p>
      <text:p text:style-name="P13"><text:span text:style-name="T6">Clase</text:span><text:span text:style-name="T5"> </text:span></text:p>
      <text:p text:style-name="P13"><text:span text:style-name="T4">E-comerce</text:span></text:p>
      <text:p text:style-name="P8"><text:span text:style-name="T10">R</text:span>esponsive</text:p>
      <text:p text:style-name="P12">Ofertas destacadas</text:p>
      <text:p text:style-name="P9"><text:span text:style-name="T3">A</text:span><text:span text:style-name="T1">cceder a las redes sociales del restaurante</text:span></text:p>
      <text:p text:style-name="P8"/>
      <text:p text:style-name="P10"><text:span text:style-name="T10">Método</text:span></text:p>
      <text:p text:style-name="P9"><text:span text:style-name="T10">P</text:span>ublicitar</text:p>
      <text:p text:style-name="P8"><text:span text:style-name="T10">V</text:span>ender</text:p>
      <text:p text:style-name="P8"/>
      <text:p text:style-name="P8"/>
      <text:p text:style-name="P11">Usuario</text:p>
      <text:p text:style-name="P11">Clase</text:p>
      <text:p text:style-name="P11"/>
      <text:p text:style-name="P11"/>
      <text:p text:style-name="P11">Método</text:p>
      <text:p text:style-name="P14">Registrarse</text:p>
      <text:p text:style-name="P14">Iniciar Sesión</text:p>
      <text:p text:style-name="P14">Ver ofertas destacadas</text:p>
      <text:p text:style-name="P12">Ver los productos</text:p>
      <text:p text:style-name="P12"><text:span text:style-name="T1">Compra</text:span><text:span text:style-name="T2">r los productos</text:span><text:span text:style-name="T1">, </text:span></text:p>
      <text:p text:style-name="P12"><text:span text:style-name="T1">Programa su pedido</text:span></text:p>
      <text:p text:style-name="P12"><text:span text:style-name="T1">S</text:span><text:span text:style-name="T2">umar varios productos al carrito</text:span></text:p>
      <text:p text:style-name="P12"><text:span text:style-name="T2">V</text:span><text:span text:style-name="T1">er estado del pedido</text:span></text:p>
      <text:p text:style-name="P7"><text:span text:style-name="T3">P</text:span><text:span text:style-name="T1">ersonalizar su perfil</text:span></text:p>
      <text:p text:style-name="P12"><text:span text:style-name="T1">Hacer Preguntas</text:span></text:p>
      <text:p text:style-name="P12">Valorar productos</text:p>
      <text:p text:style-name="P12"/>
      <text:p text:style-name="P12"/>
      <text:p text:style-name="P12"/>
      <text:p text:style-name="P11">Productos</text:p>
      <text:p text:style-name="P11">Clase</text:p>
      <text:p text:style-name="P12">Foto/Avatar</text:p>
      <text:p text:style-name="P12">Descripción</text:p>
      <text:p text:style-name="P12">Precio</text:p>
      <text:p text:style-name="P12"/>
      <text:p text:style-name="P12"/>
      <text:p text:style-name="P11">Método</text:p>
      <text:p text:style-name="P12">Se agrupan en menú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Helvetica" svg:font-family="Helvetica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6:52:29.715702736</dc:date>
    <meta:editing-duration>PT19M37S</meta:editing-duration>
    <meta:editing-cycles>3</meta:editing-cycles>
    <meta:generator>LibreOffice/4.3.0.4$MacOSX_X86_64 LibreOffice_project/62ad5818884a2fc2e5780dd45466868d41009ec0</meta:generator>
    <meta:document-statistic meta:table-count="0" meta:image-count="0" meta:object-count="0" meta:page-count="2" meta:paragraph-count="45" meta:word-count="312" meta:character-count="1930" meta:non-whitespace-character-count="1650"/>
  </office:meta>
</office:document-meta>
</file>